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4" svg:font-family="Arial" style:font-family-generic="system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2" style:family="paragraph" style:parent-style-name="Standard" style:master-page-name="Standard">
      <style:paragraph-properties style:page-number="auto" fo:padding-left="0cm" fo:padding-right="0cm" fo:padding-top="0.035cm" fo:padding-bottom="0cm" fo:border-left="none" fo:border-right="none" fo:border-top="0.51pt solid #00000a" fo:border-bottom="non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officeooo:paragraph-rsid="00102fb9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02fb9"/>
    </style:style>
    <style:style style:name="P8" style:family="paragraph" style:parent-style-name="Header">
      <style:paragraph-properties fo:text-align="start" style:justify-single-word="false"/>
      <style:text-properties officeooo:paragraph-rsid="00102fb9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102fb9" officeooo:paragraph-rsid="00102fb9"/>
    </style:style>
    <style:style style:name="P11" style:family="paragraph" style:parent-style-name="Table_20_Contents">
      <style:paragraph-properties fo:text-align="end" style:justify-single-word="false"/>
      <style:text-properties officeooo:rsid="00102fb9" officeooo:paragraph-rsid="00102fb9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2" fo:font-size="11pt" fo:language="sv" fo:country="SE" style:letter-kerning="true" style:font-size-asian="11pt" style:language-asian="sv" style:country-asian="SE" style:font-name-complex="Arial4" style:font-size-complex="11pt" style:language-complex="ar" style:country-complex="SA"/>
    </style:style>
    <style:style style:name="T3" style:family="text">
      <style:text-properties fo:color="#000000" style:font-name="Arial2" fo:font-size="11pt" fo:language="sv" fo:country="SE" style:letter-kerning="true" style:font-size-asian="11pt" style:language-asian="sv" style:country-asian="SE" style:font-name-complex="Arial4" style:font-size-complex="11pt" style:language-complex="ar" style:country-complex="SA"/>
    </style:style>
    <style:style style:name="T4" style:family="text">
      <style:text-properties fo:color="#000000" style:font-name="Arial2" fo:font-size="11pt" fo:language="sv" fo:country="SE" officeooo:rsid="00102fb9" style:letter-kerning="true" style:font-size-asian="11pt" style:language-asian="sv" style:country-asian="SE" style:font-name-complex="Arial4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Anställningar</text:p>
      <text:p text:style-name="P4">lärarvikarie</text:p>
      <text:p text:style-name="Standard">Under denna period jag har varit med ÅK 1-­9 och undervisat:</text:p>
      <text:p text:style-name="Standard">Mölndals kommun vikarie enheten, 2011-­11 - 2012-­04</text:p>
      <text:p text:style-name="Standard">Mina sysslor var bl.a. hjälplärare, idrottslärare och fritidsledare.</text:p>
      <text:p text:style-name="Standard"/>
      <text:p text:style-name="P5">Utbildningar</text:p>
      <text:p text:style-name="P1"/>
      <text:p text:style-name="Standard"><text:span text:style-name="T1">Fässbergsgymnasiet</text:span>: Teknik, färdig: 2011<text:bookmark text:name="_GoBack"/></text:p>
      <text:p text:style-name="Standard"/>
      <text:p text:style-name="Standard"><text:span text:style-name="T1">Blekinge tekniska högskola</text:span> Data, 2012­-09 - 2013­-12</text:p>
      <text:p text:style-name="Standard">Jag studerade software engineering på BTH.</text:p>
      <text:p text:style-name="Standard">vilket innehåller programmering språk behärskning, databashantering, OS, etc.</text:p>
      <text:p text:style-name="Standard"/>
      <text:p text:style-name="P5">Språk</text:p>
      <text:p text:style-name="P1"/>
      <text:p text:style-name="Standard"/>
      <text:p text:style-name="Standard">Engelska, Flytande </text:p>
      <text:p text:style-name="Standard">Persiska (Farsi), Flytande </text:p>
      <text:p text:style-name="Standard">Svenska, Flytand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4" svg:font-family="Arial" style:font-family-generic="system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orphans="2" fo:widows="2" style:writing-mode="lr-tb"/>
      <style:text-properties fo:color="#000000" style:font-name="Arial1" fo:font-family="Arial" style:font-family-generic="roman" style:font-pitch="variable" style:font-name-asian="Arial3" style:font-family-asian="Arial" style:font-family-generic-asian="system" style:font-pitch-asian="variable" style:language-asian="sv" style:country-asian="SE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>
      <style:text-properties fo:color="#000000" style:font-name="Arial1" fo:font-family="Arial" style:font-family-generic="roman" style:font-pitch="variable" style:font-name-asian="Arial3" style:font-family-asian="Arial" style:font-family-generic-asian="system" style:font-pitch-asian="variable" style:language-asian="sv" style:country-asian="SE" style:font-name-complex="Arial3" style:font-family-complex="Arial" style:font-family-generic-complex="system" style:font-pitch-complex="variable"/>
    </style:style>
    <style:style style:name="Sidfot_20_Char" style:display-name="Sidfot Char" style:family="text" style:parent-style-name="Default_20_Paragraph_20_Font">
      <style:text-properties fo:color="#000000" style:font-name="Arial1" fo:font-family="Arial" style:font-family-generic="roman" style:font-pitch="variable" style:font-name-asian="Arial3" style:font-family-asian="Arial" style:font-family-generic-asian="system" style:font-pitch-asian="variable" style:language-asian="sv" style:country-asian="SE" style:font-name-complex="Arial3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8.001cm" style:rel-column-width="3276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858cm" fo:margin-left="0cm" table:align="left" style:writing-mode="lr-tb"/>
    </style:style>
    <style:style style:name="Table2.A" style:family="table-column">
      <style:table-column-properties style:column-width="3.678cm"/>
    </style:style>
    <style:style style:name="Table2.B" style:family="table-column">
      <style:table-column-properties style:column-width="4.18cm"/>
    </style:style>
    <style:style style:name="Table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102fb9" officeooo:paragraph-rsid="00102fb9"/>
    </style:style>
    <style:style style:name="MP2" style:family="paragraph" style:parent-style-name="Standard">
      <style:paragraph-properties fo:margin-top="0cm" fo:margin-bottom="0cm" style:contextual-spacing="false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02fb9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officeooo:paragraph-rsid="00102fb9"/>
    </style:style>
    <style:style style:name="MP5" style:family="paragraph" style:parent-style-name="Table_20_Contents">
      <style:paragraph-properties fo:text-align="end" style:justify-single-word="false"/>
      <style:text-properties officeooo:rsid="00102fb9" officeooo:paragraph-rsid="00102fb9"/>
    </style:style>
    <style:style style:name="MP6" style:family="paragraph" style:parent-style-name="Header">
      <style:paragraph-properties fo:text-align="start" style:justify-single-word="false"/>
      <style:text-properties officeooo:paragraph-rsid="00102fb9"/>
    </style:style>
    <style:style style:name="MT1" style:family="text">
      <style:text-properties style:font-name="Arial2" fo:font-size="11pt" fo:language="sv" fo:country="SE" style:letter-kerning="true" style:font-size-asian="11pt" style:language-asian="sv" style:country-asian="SE" style:font-name-complex="Arial4" style:font-size-complex="11pt" style:language-complex="ar" style:country-complex="SA"/>
    </style:style>
    <style:style style:name="MT2" style:family="text">
      <style:text-properties fo:color="#000000" style:font-name="Arial2" fo:font-size="11pt" fo:language="sv" fo:country="SE" style:letter-kerning="true" style:font-size-asian="11pt" style:language-asian="sv" style:country-asian="SE" style:font-name-complex="Arial4" style:font-size-complex="11pt" style:language-complex="ar" style:country-complex="SA"/>
    </style:style>
    <style:style style:name="MT3" style:family="text">
      <style:text-properties fo:color="#000000" style:font-name="Arial2" fo:font-size="11pt" fo:language="sv" fo:country="SE" officeooo:rsid="00102fb9" style:letter-kerning="true" style:font-size-asian="11pt" style:language-asian="sv" style:country-asian="SE" style:font-name-complex="Arial4" style:font-size-complex="11pt" style:language-complex="ar" style:country-complex="SA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1">Bardia Jedi</text:p>
            </table:table-cell>
            <table:table-cell table:style-name="Table1.A1" office:value-type="string">
              <text:p text:style-name="MP2"><text:span text:style-name="MT1">Kakelösagatan 3</text:span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<text:span text:style-name="MT2">43144 Mölndal</text:span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MP5">Tele</text:p>
                  </table:table-cell>
                  <table:table-cell table:style-name="Table2.A1" office:value-type="string">
                    <text:p text:style-name="MP5">0768-957983</text:p>
                  </table:table-cell>
                </table:table-row>
                <table:table-row>
                  <table:table-cell table:style-name="Table2.A1" office:value-type="string">
                    <text:p text:style-name="MP5">Email</text:p>
                  </table:table-cell>
                  <table:table-cell table:style-name="Table2.A1" office:value-type="string">
                    <text:p text:style-name="MP5">bardiajedi@gmail.com</text:p>
                  </table:table-cell>
                </table:table-row>
              </table:table>
              <text:p text:style-name="MP3"/>
            </table:table-cell>
          </table:table-row>
        </table:table>
        <text:p text:style-name="MP6"><text:span text:style-name="MT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shin</meta:initial-creator>
    <meta:editing-cycles>3</meta:editing-cycles>
    <meta:creation-date>2014-03-26T18:28:00</meta:creation-date>
    <dc:date>2014-06-10T09:46:44.800000000</dc:date>
    <meta:editing-duration>PT21S</meta:editing-duration>
    <meta:generator>LibreOffice/4.1.5.3$Windows_x86 LibreOffice_project/1c1366bba2ba2b554cd2ca4d87c06da81c05d24</meta:generator>
    <meta:document-statistic meta:table-count="2" meta:image-count="0" meta:object-count="0" meta:page-count="1" meta:paragraph-count="21" meta:word-count="82" meta:character-count="575" meta:non-whitespace-character-count="5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